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d4fe" officeooo:paragraph-rsid="000fd4fe"/>
    </style:style>
    <style:style style:name="P2" style:family="paragraph" style:parent-style-name="Standard" style:list-style-name="L1">
      <style:text-properties officeooo:rsid="000fd4fe" officeooo:paragraph-rsid="000fd4fe"/>
    </style:style>
    <style:style style:name="P3" style:family="paragraph" style:parent-style-name="Standard" style:list-style-name="L1">
      <style:text-properties officeooo:paragraph-rsid="000fd4fe"/>
    </style:style>
    <style:style style:name="T1" style:family="text">
      <style:text-properties officeooo:rsid="000fd4f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LZBOT LOGO AND STUFF</text:p>
      <text:p text:style-name="P1"/>
      <text:p text:style-name="P1"/>
      <text:p text:style-name="P1">You've bought a mini-flexy. Great!</text:p>
      <text:p text:style-name="P1"/>
      <text:p text:style-name="P1">Your unit has been tested and calibrated in the factory, please follow these steps to configure your mini for the new toolhead.</text:p>
      <text:p text:style-name="P1"/>
      <text:list xml:id="list4647451437484728082" text:style-name="L1">
        <text:list-item>
          <text:p text:style-name="P2">After installing the toolhead, open up cura and connect to the printer. In the dialog box on the right side of the control window, enter:</text:p>
          <text:list>
            <text:list-item>
              <text:p text:style-name="P2">M92 E_____</text:p>
            </text:list-item>
            <text:list-item>
              <text:p text:style-name="P2">M500</text:p>
            </text:list-item>
          </text:list>
        </text:list-item>
      </text:list>
      <text:p text:style-name="P1">This will adjust the amount of material that the printhead feeds to our factory calibrated value. In the event that you want to switch back to the standard extruder, follow these instructions:</text:p>
      <text:p text:style-name="P1"/>
      <text:list xml:id="list103730675754152" text:continue-numbering="true" text:style-name="L1">
        <text:list-item>
          <text:p text:style-name="P3"><text:span text:style-name="T1">After installing the new toolhead, open up cura and connect to the printer. In the dialog box on the right side of the control window, enter:</text:span></text:p>
          <text:list>
            <text:list-item>
              <text:p text:style-name="P2">M502</text:p>
            </text:list-item>
            <text:list-item>
              <text:p text:style-name="P2">M500</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8T10:21:29.740597514</meta:creation-date>
    <dc:date>2015-08-18T10:37:30.201089157</dc:date>
    <meta:editing-duration>PT49S</meta:editing-duration>
    <meta:editing-cycles>1</meta:editing-cycles>
    <meta:document-statistic meta:table-count="0" meta:image-count="0" meta:object-count="0" meta:page-count="1" meta:paragraph-count="10" meta:word-count="125" meta:character-count="681" meta:non-whitespace-character-count="572"/>
    <meta:generator>LibreOffice/4.3.3.2$Linux_X86_64 LibreOffice_project/430m0$Build-2</meta:generator>
  </office:meta>
</office:document-meta>
</file>